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3.5pt" style:font-size-asian="13.5pt" style:font-size-complex="13.5pt"/>
    </style:style>
    <style:style style:name="P2" style:parent-style-name="Normal" style:family="paragraph">
      <style:text-properties fo:font-size="13.5pt" style:font-size-asian="13.5pt" style:font-size-complex="13.5pt"/>
    </style:style>
    <style:style style:name="P3" style:parent-style-name="Normal" style:family="paragraph">
      <style:text-properties fo:font-size="13.5pt" style:font-size-asian="13.5pt" style:font-size-complex="13.5pt"/>
    </style:style>
    <style:style style:name="P4" style:parent-style-name="Normal" style:family="paragraph">
      <style:text-properties fo:font-size="13.5pt" style:font-size-asian="13.5pt" style:font-size-complex="13.5pt"/>
    </style:style>
    <style:style style:name="P5" style:parent-style-name="Normal" style:family="paragraph">
      <style:text-properties fo:font-size="13.5pt" style:font-size-asian="13.5pt" style:font-size-complex="13.5pt"/>
    </style:style>
    <style:style style:name="P6" style:parent-style-name="Normal" style:family="paragraph">
      <style:text-properties fo:font-size="13.5pt" style:font-size-asian="13.5pt" style:font-size-complex="13.5pt"/>
    </style:style>
    <style:style style:name="P7" style:parent-style-name="Normal" style:family="paragraph">
      <style:text-properties fo:font-size="13.5pt" style:font-size-asian="13.5pt" style:font-size-complex="13.5pt"/>
    </style:style>
    <style:style style:name="P8" style:parent-style-name="Normal" style:family="paragraph">
      <style:text-properties fo:font-size="13.5pt" style:font-size-asian="13.5pt" style:font-size-complex="13.5pt"/>
    </style:style>
    <style:style style:name="T9" style:parent-style-name="DefaultParagraphFont" style:family="text">
      <style:text-properties fo:font-size="13.5pt" style:font-size-asian="13.5pt" style:font-size-complex="13.5pt"/>
    </style:style>
    <style:style style:name="T10" style:parent-style-name="Hyperlink" style:family="text">
      <style:text-properties fo:font-size="13.5pt" style:font-size-asian="13.5pt" style:font-size-complex="13.5pt"/>
    </style:style>
    <style:style style:name="T11" style:parent-style-name="Hyperlink" style:family="text">
      <style:text-properties fo:font-size="13.5pt" style:font-size-asian="13.5pt" style:font-size-complex="13.5pt" style:text-underline-type="none"/>
    </style:style>
    <style:style style:name="T12" style:parent-style-name="Hyperlink" style:family="text">
      <style:text-properties fo:font-size="13.5pt" style:font-size-asian="13.5pt" style:font-size-complex="13.5pt" style:text-underline-type="none"/>
    </style:style>
  </office:automatic-styles>
  <office:body>
    <office:text text:use-soft-page-breaks="true">
      <text:p text:style-name="P1">Hello there,</text:p>
      <text:p text:style-name="P2">My name is Enock Walasi and am 30 years of age, I’m an upcoming full stack developer and a tech lead, also own a sole proprietorship entity, I have been working with the computer all my life and there have been my means of survival.<text:s/></text:p>
      <text:p text:style-name="P3">I have had this idea of saving lives but the problem is who is the closest person to you in case of emergency. It will call for rescue. Then I release our smartphones as the close thing to us in times of emergency.</text:p>
      <text:p text:style-name="P4">So here are a few lines of python code to check if the user is doing fine because the user drops his/her phone. The smartphone should know it is not normal for its user to drop his/her phone for no reason. In this case, the function main.py should be embedded into Cell Phone Voice Recognition and Voice Recognition will have to check on the user and make sure the user is fine if the user is not fine. Then it should contact some people.</text:p>
      <text:p text:style-name="P5">If it does the check and nothing happens for some seconds, it should automatically alert the police and also get first aid for the User.</text:p>
      <text:p text:style-name="P6">Should the phone screen go off or break, this function will still run to get help because it is using voice recognition.</text:p>
      <text:p text:style-name="P7">I’m currently open to offers for this function and also looking for a company to hire me so I can master my programming skills in HUMAN LEARNING.</text:p>
      <text:p text:style-name="P8">Thanks.</text:p>
      <text:p text:style-name="Normal"><text:span text:style-name="T9">Contact:<text:s/></text:span><text:a xlink:href="mailto:waldisone@gmail.com" office:target-frame-name="_top" xlink:show="replace"><text:span text:style-name="T10">waldisone@gmail.com</text:span></text:a></text:p>
      <text:p text:style-name="Normal"><text:span text:style-name="T11"><text:tab/></text:span><text:span text:style-name="T12"><text:tab/>026244242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nock Walasi</meta:initial-creator>
    <dc:creator>Enock Walasi</dc:creator>
    <meta:creation-date>2022-07-15T12:53:00Z</meta:creation-date>
    <dc:date>2022-08-14T22:29:00Z</dc:date>
    <meta:template xlink:href="Normal" xlink:type="simple"/>
    <meta:editing-cycles>3</meta:editing-cycles>
    <meta:editing-duration>PT1140S</meta:editing-duration>
    <meta:document-statistic meta:page-count="1" meta:paragraph-count="2" meta:word-count="208" meta:character-count="1397" meta:row-count="9" meta:non-whitespace-character-count="1191"/>
  </office:meta>
</office:document-meta>
</file>